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93547b"/>
    </style:style>
    <style:style style:name="P2" style:family="paragraph" style:parent-style-name="Standard">
      <style:text-properties fo:font-size="10pt" officeooo:rsid="019281ad" officeooo:paragraph-rsid="019281ad" style:font-size-asian="10pt" style:font-size-complex="10pt"/>
    </style:style>
    <style:style style:name="P3" style:family="paragraph" style:parent-style-name="Standard">
      <style:text-properties fo:font-size="10pt" officeooo:rsid="019281ad" officeooo:paragraph-rsid="0193547b" style:font-size-asian="10pt" style:font-size-complex="10pt"/>
    </style:style>
    <style:style style:name="P4" style:family="paragraph" style:parent-style-name="Standard">
      <style:text-properties fo:font-size="10pt" officeooo:rsid="018c9b1d" officeooo:paragraph-rsid="0193547b" style:font-size-asian="10pt" style:font-size-complex="10pt"/>
    </style:style>
    <style:style style:name="T1" style:family="text">
      <style:text-properties officeooo:rsid="019728f7"/>
    </style:style>
    <style:style style:name="T2" style:family="text">
      <style:text-properties officeooo:rsid="0197d3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王家声</text:p>
      <text:p text:style-name="P2"/>
      <text:p text:style-name="P2"/>
      <text:p text:style-name="P2">模块名:商务洽谈</text:p>
      <text:p text:style-name="P2"><text:tab/>导航下拉名_1:项目承包管理</text:p>
      <text:p text:style-name="P2"><text:tab/><text:tab/>导航名_1:项目承包洽谈</text:p>
      <text:p text:style-name="P2"><text:tab/><text:tab/><text:tab/>功能名字_1:列表 <text:s/>功能类型:网格</text:p>
      <text:p text:style-name="P2"><text:tab/><text:tab/><text:tab/><text:tab/>搜索字段:</text:p>
      <text:p text:style-name="P2"><text:tab/><text:tab/><text:tab/><text:tab/><text:tab/>字段名称_1:洽谈人<text:tab/> <text:s text:c="7"/><text:tab/>标签类型:文本框 非必填</text:p>
      <text:p text:style-name="P2"><text:tab/><text:tab/><text:tab/><text:tab/><text:tab/>字段名称_2:洽谈对象<text:tab/> <text:s text:c="7"/>标签类型:文本框 非必填</text:p>
      <text:p text:style-name="P2"><text:tab/><text:tab/><text:tab/><text:tab/><text:tab/>字段名称_3:项目结果<text:tab/> <text:s text:c="7"/>标签类型:文本框 非必填</text:p>
      <text:p text:style-name="P2"><text:tab/><text:tab/><text:tab/><text:tab/><text:tab/>按钮_2:确认</text:p>
      <text:p text:style-name="P2"><text:tab/><text:tab/><text:tab/><text:tab/><text:tab/>按钮_3:取消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合同外部编号</text:p>
      <text:p text:style-name="P2"><text:tab/><text:tab/><text:tab/><text:tab/><text:tab/>字段名称_3:内部项目名称</text:p>
      <text:p text:style-name="P2"><text:tab/><text:tab/><text:tab/><text:tab/><text:tab/>字段名称_4:内部项目编号</text:p>
      <text:p text:style-name="P2"><text:tab/><text:tab/><text:tab/><text:tab/><text:tab/>字段名称_5:洽谈轮次</text:p>
      <text:p text:style-name="P2"><text:tab/><text:tab/><text:tab/><text:tab/><text:tab/>字段名称_6:洽谈目的</text:p>
      <text:p text:style-name="P2"><text:tab/><text:tab/><text:tab/><text:tab/><text:tab/>字段名称_7:洽谈时间</text:p>
      <text:p text:style-name="P2"><text:tab/><text:tab/><text:tab/><text:tab/><text:tab/>字段名称_8:洽谈人</text:p>
      <text:p text:style-name="P2"><text:tab/><text:tab/><text:tab/><text:tab/><text:tab/>字段名称_9:洽谈对象</text:p>
      <text:p text:style-name="P2"><text:tab/><text:tab/><text:tab/><text:tab/><text:tab/>字段名称_10:洽谈地址</text:p>
      <text:p text:style-name="P2"><text:tab/><text:tab/><text:tab/><text:tab/><text:tab/>字段名称_11:洽谈内容</text:p>
      <text:p text:style-name="P2"><text:tab/><text:tab/><text:tab/><text:tab/><text:tab/>字段名称_12:费用预算</text:p>
      <text:p text:style-name="P2"><text:tab/><text:tab/><text:tab/><text:tab/><text:tab/>字段名称_13:项目结果</text:p>
      <text:p text:style-name="P2"><text:tab/><text:tab/><text:tab/><text:tab/><text:tab/>字段名称_14:记录人</text:p>
      <text:p text:style-name="P2"><text:tab/><text:tab/><text:tab/><text:tab/><text:tab/>隐藏字段_15:id编号</text:p>
      <text:p text:style-name="P2"><text:tab/><text:tab/><text:tab/>功能名称_2:添加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编号<text:tab/><text:tab/>标签类型:文本框 必填</text:p>
      <text:p text:style-name="P2"><text:tab/><text:tab/><text:tab/><text:tab/>字段名称_3:内部项目名称<text:tab/><text:tab/>标签类型:文本框 必填 <text:s/></text:p>
      <text:p text:style-name="P2"><text:tab/><text:tab/><text:tab/><text:tab/>字段名称_4:内部项目编号<text:tab/><text:tab/>标签类型:文本框 必填</text:p>
      <text:p text:style-name="P2"><text:tab/><text:tab/><text:tab/><text:tab/>字段名称_5:洽谈轮次<text:tab/><text:tab/>标签类型:文本框 必填 <text:s/></text:p>
      <text:p text:style-name="P2"><text:tab/><text:tab/><text:tab/><text:tab/>字段名称_6:洽谈目的<text:tab/><text:tab/>标签类型:文本框 必填 <text:s/></text:p>
      <text:p text:style-name="P2"><text:tab/><text:tab/><text:tab/><text:tab/>字段名称_7:洽谈时间<text:tab/><text:tab/>标签类型:日期框 精确时分秒 必填 <text:s/></text:p>
      <text:p text:style-name="P2"><text:tab/><text:tab/><text:tab/><text:tab/>字段名称_8:洽谈人<text:tab/><text:tab/><text:tab/>标签类型:文本框 必填</text:p>
      <text:p text:style-name="P2"><text:tab/><text:tab/><text:tab/><text:tab/>字段名称_9:洽谈对象<text:tab/><text:tab/>标签类型:文本框 必填</text:p>
      <text:p text:style-name="P2"><text:tab/><text:tab/><text:tab/><text:tab/>字段名称_10:洽谈地址<text:tab/><text:tab/>标签类型:文本框 必填</text:p>
      <text:p text:style-name="P2"><text:tab/><text:tab/><text:tab/><text:tab/>字段名称_11:洽谈内容<text:tab/><text:tab/>标签类型:文本域 非必填</text:p>
      <text:p text:style-name="P2"><text:soft-page-break/><text:tab/><text:tab/><text:tab/><text:tab/>字段名称_12:费用预算<text:tab/><text:tab/>标签类型:数字框（保留两位小数） 必填</text:p>
      <text:p text:style-name="P2"><text:tab/><text:tab/><text:tab/><text:tab/>字段名称_13:项目结果<text:tab/><text:tab/>标签类型:单选下拉框（项目合作/项目跟进/项目丢弃） 必填</text:p>
      <text:p text:style-name="P2"><text:tab/><text:tab/><text:tab/><text:tab/>字段名称_14:记录人<text:tab/><text:tab/>标签类型:文本框 必填</text:p>
      <text:p text:style-name="P2"><text:tab/><text:tab/><text:tab/><text:tab/>按钮_15:提交</text:p>
      <text:p text:style-name="P2"><text:tab/><text:tab/><text:tab/>功能名称_3:编辑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编号<text:tab/><text:tab/>标签类型:文本框 必填</text:p>
      <text:p text:style-name="P2"><text:tab/><text:tab/><text:tab/><text:tab/>字段名称_3:内部项目名称<text:tab/><text:tab/>标签类型:文本框 必填 <text:s/></text:p>
      <text:p text:style-name="P2"><text:tab/><text:tab/><text:tab/><text:tab/>字段名称_4:内部项目编号<text:tab/><text:tab/>标签类型:文本框 必填</text:p>
      <text:p text:style-name="P2"><text:tab/><text:tab/><text:tab/><text:tab/>字段名称_5:洽谈轮次<text:tab/><text:tab/>标签类型:文本框 必填 <text:s/></text:p>
      <text:p text:style-name="P2"><text:tab/><text:tab/><text:tab/><text:tab/>字段名称_6:洽谈目的<text:tab/><text:tab/>标签类型:文本框 必填 <text:s/></text:p>
      <text:p text:style-name="P2"><text:tab/><text:tab/><text:tab/><text:tab/>字段名称_7:洽谈时间<text:tab/><text:tab/>标签类型:日期框 精确时分秒 必填 <text:s/></text:p>
      <text:p text:style-name="P2"><text:tab/><text:tab/><text:tab/><text:tab/>字段名称_8:洽谈人<text:tab/><text:tab/><text:tab/>标签类型:文本框 必填</text:p>
      <text:p text:style-name="P2"><text:tab/><text:tab/><text:tab/><text:tab/>字段名称_9:洽谈对象<text:tab/><text:tab/>标签类型:文本框 必填</text:p>
      <text:p text:style-name="P2"><text:tab/><text:tab/><text:tab/><text:tab/>字段名称_10:洽谈地址<text:tab/><text:tab/>标签类型:文本框 必填</text:p>
      <text:p text:style-name="P2"><text:tab/><text:tab/><text:tab/><text:tab/>字段名称_11:洽谈内容<text:tab/><text:tab/>标签类型:文本域 非必填</text:p>
      <text:p text:style-name="P2"><text:tab/><text:tab/><text:tab/><text:tab/>字段名称_12:费用预算<text:tab/><text:tab/>标签类型:数字框（保留两位小数） 必填</text:p>
      <text:p text:style-name="P2"><text:tab/><text:tab/><text:tab/><text:tab/>字段名称_13:项目结果<text:tab/><text:tab/>标签类型:文本框 必填</text:p>
      <text:p text:style-name="P2"><text:tab/><text:tab/><text:tab/><text:tab/>字段名称_14:记录人<text:tab/><text:tab/>标签类型:文本框 必填</text:p>
      <text:p text:style-name="P2"><text:tab/><text:tab/><text:tab/><text:tab/>隐藏字段名称_15:id</text:p>
      <text:p text:style-name="P2"><text:tab/><text:tab/><text:tab/><text:tab/>按钮_10:提交</text:p>
      <text:p text:style-name="P2"><text:tab/><text:tab/><text:tab/>功能名称_4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上传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查看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7:导入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soft-page-break/><text:tab/><text:tab/><text:tab/><text:tab/>按钮_3:取消</text:p>
      <text:p text:style-name="P2"><text:tab/><text:tab/><text:tab/>功能名称8:导出 功能类型:编辑</text:p>
      <text:p text:style-name="P2"><text:tab/><text:tab/><text:tab/><text:tab/>字段名称_1:内部项目名称 <text:s text:c="2"/><text:tab/><text:tab/>标签类型:单选下拉框 非必填 <text:s/></text:p>
      <text:p text:style-name="P2"><text:tab/><text:tab/><text:tab/><text:tab/>字段名称_2:开始日期 <text:s/><text:tab/><text:tab/>标签类型:日期框 非必填 </text:p>
      <text:p text:style-name="P2"><text:tab/><text:tab/><text:tab/><text:tab/>字段名称_3:结束日期 <text:s/><text:tab/><text:tab/>标签类型:日期框 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9:汇总发送定制 功能类型:编辑</text:p>
      <text:p text:style-name="P2"><text:tab/><text:tab/><text:tab/><text:tab/>字段名称_1:汇总发送间隔<text:tab/> <text:s text:c="6"/><text:tab/>标签类型:单选下拉框（日/周/月份/季度/年度）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10:汇总 功能类型:网格</text:p>
      <text:p text:style-name="P2"><text:tab/><text:tab/><text:tab/><text:tab/>查询字段：</text:p>
      <text:p text:style-name="P2"><text:tab/><text:tab/><text:tab/><text:tab/><text:tab/>字段名称_1:内部项目名称 <text:s text:c="2"/><text:tab/><text:tab/>标签类型:单选下拉框 非必填 <text:s/></text:p>
      <text:p text:style-name="P2"><text:tab/><text:tab/><text:tab/><text:tab/><text:tab/>字段名称_2:开始日期 <text:s/><text:tab/><text:tab/>标签类型:日期框 非必填 </text:p>
      <text:p text:style-name="P2"><text:tab/><text:tab/><text:tab/><text:tab/><text:tab/>字段名称_3:结束日期 <text:s/><text:tab/><text:tab/>标签类型:日期框 非必填</text:p>
      <text:p text:style-name="P2"><text:tab/><text:tab/><text:tab/><text:tab/><text:tab/>按钮_4:汇总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内部项目名称</text:p>
      <text:p text:style-name="P2"><text:tab/><text:tab/><text:tab/><text:tab/><text:tab/>字段名称_3:洽谈轮次</text:p>
      <text:p text:style-name="P2"><text:tab/><text:tab/><text:tab/><text:tab/><text:tab/>字段名称_4:洽谈人</text:p>
      <text:p text:style-name="P2"><text:tab/><text:tab/><text:tab/><text:tab/><text:tab/>字段名称_5:洽谈对象</text:p>
      <text:p text:style-name="P2"><text:tab/><text:tab/><text:tab/><text:tab/><text:tab/>字段名称_6:费用预算</text:p>
      <text:p text:style-name="P2"><text:tab/><text:tab/><text:tab/><text:tab/><text:tab/>字段名称_7:项目合作</text:p>
      <text:p text:style-name="P2"><text:tab/><text:tab/><text:tab/><text:tab/><text:tab/>字段名称_8:项目跟进</text:p>
      <text:p text:style-name="P2"><text:tab/><text:tab/><text:tab/><text:tab/><text:tab/>字段名称_9:项目丢弃</text:p>
      <text:p text:style-name="P2"><text:tab/>导航下拉名_1:项目外包管理</text:p>
      <text:p text:style-name="P2"><text:tab/><text:tab/>导航名_1:项目外包洽谈</text:p>
      <text:p text:style-name="P2"><text:tab/><text:tab/><text:tab/>功能名字_1:列表 <text:s/>功能类型:网格</text:p>
      <text:p text:style-name="P2"><text:tab/><text:tab/><text:tab/><text:tab/>搜索字段:</text:p>
      <text:p text:style-name="P2"><text:tab/><text:tab/><text:tab/><text:tab/><text:tab/>字段名称_1:洽谈人<text:tab/> <text:s text:c="6"/><text:tab/><text:tab/>标签类型:文本框 非必填</text:p>
      <text:p text:style-name="P2"><text:tab/><text:tab/><text:tab/><text:tab/><text:tab/>字段名称_2:洽谈对象<text:tab/> <text:s text:c="7"/>标签类型:文本框 非必填</text:p>
      <text:p text:style-name="P2"><text:tab/><text:tab/><text:tab/><text:tab/><text:tab/>字段名称_3:项目结果<text:tab/> <text:s text:c="7"/>标签类型:文本框 非必填</text:p>
      <text:p text:style-name="P2"><text:tab/><text:tab/><text:tab/><text:tab/><text:tab/>按钮_2:确认</text:p>
      <text:p text:style-name="P2"><text:tab/><text:tab/><text:tab/><text:tab/><text:tab/>按钮_3:取消</text:p>
      <text:p text:style-name="P2"><text:tab/><text:tab/><text:tab/><text:tab/>网格字段:</text:p>
      <text:p text:style-name="P2"><text:tab/><text:tab/><text:tab/><text:tab/><text:tab/>字段名称_1:合同外部项目名称</text:p>
      <text:p text:style-name="P2"><text:tab/><text:tab/><text:tab/><text:tab/><text:tab/>字段名称_2:合同外部项目编号</text:p>
      <text:p text:style-name="P2"><text:tab/><text:tab/><text:tab/><text:tab/><text:tab/>字段名称_3:内部项目名称</text:p>
      <text:p text:style-name="P2"><text:tab/><text:tab/><text:tab/><text:tab/><text:tab/>字段名称_4:内部项目编号</text:p>
      <text:p text:style-name="P2"><text:tab/><text:tab/><text:tab/><text:tab/><text:tab/>字段名称_5:外包项目名称</text:p>
      <text:p text:style-name="P2"><text:tab/><text:tab/><text:tab/><text:tab/><text:tab/>字段名称_6:外包项目编号</text:p>
      <text:p text:style-name="P2"><text:tab/><text:tab/><text:tab/><text:tab/><text:tab/>字段名称_7:项目外包信息</text:p>
      <text:p text:style-name="P2"><text:soft-page-break/><text:tab/><text:tab/><text:tab/><text:tab/><text:tab/>字段名称_8:洽谈轮次</text:p>
      <text:p text:style-name="P2"><text:tab/><text:tab/><text:tab/><text:tab/><text:tab/>字段名称_9:洽谈目的</text:p>
      <text:p text:style-name="P2"><text:tab/><text:tab/><text:tab/><text:tab/><text:tab/>字段名称_10:洽谈时间</text:p>
      <text:p text:style-name="P2"><text:tab/><text:tab/><text:tab/><text:tab/><text:tab/>字段名称_11:洽谈人</text:p>
      <text:p text:style-name="P2"><text:tab/><text:tab/><text:tab/><text:tab/><text:tab/>字段名称_12:洽谈对象</text:p>
      <text:p text:style-name="P2"><text:tab/><text:tab/><text:tab/><text:tab/><text:tab/>字段名称_13:洽谈地址</text:p>
      <text:p text:style-name="P2"><text:tab/><text:tab/><text:tab/><text:tab/><text:tab/>字段名称_14:洽谈内容</text:p>
      <text:p text:style-name="P2"><text:tab/><text:tab/><text:tab/><text:tab/><text:tab/>字段名称_15:费用预算</text:p>
      <text:p text:style-name="P2"><text:tab/><text:tab/><text:tab/><text:tab/><text:tab/>字段名称_16:项目结果</text:p>
      <text:p text:style-name="P2"><text:tab/><text:tab/><text:tab/><text:tab/><text:tab/>字段名称_17:记录人</text:p>
      <text:p text:style-name="P2"><text:tab/><text:tab/><text:tab/><text:tab/><text:tab/>隐藏字段_18:id编号</text:p>
      <text:p text:style-name="P2"><text:tab/><text:tab/><text:tab/>功能名称_2:添加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项目编号<text:tab/><text:tab/>标签类型:文本框 必填</text:p>
      <text:p text:style-name="P2"><text:tab/><text:tab/><text:tab/><text:tab/>字段名称_3:内部项目名称<text:tab/><text:tab/>标签类型:文本框 必填</text:p>
      <text:p text:style-name="P2"><text:tab/><text:tab/><text:tab/><text:tab/>字段名称_4:内部项目编号<text:tab/><text:tab/>标签类型:文本框 必填</text:p>
      <text:p text:style-name="P2"><text:tab/><text:tab/><text:tab/><text:tab/>字段名称_5:外包项目名称<text:tab/><text:tab/>标签类型:文本框 必填</text:p>
      <text:p text:style-name="P2"><text:tab/><text:tab/><text:tab/><text:tab/>字段名称_6:外包项目编号<text:tab/><text:tab/>标签类型:文本框 必填</text:p>
      <text:p text:style-name="P2"><text:tab/><text:tab/><text:tab/><text:tab/>字段名称_7:项目外包信息<text:tab/><text:tab/>标签类型:文本框 必填</text:p>
      <text:p text:style-name="P2"><text:tab/><text:tab/><text:tab/><text:tab/>字段名称_8:洽谈轮次<text:tab/><text:tab/>标签类型:文本框 必填</text:p>
      <text:p text:style-name="P2"><text:tab/><text:tab/><text:tab/><text:tab/>字段名称_9:洽谈目的<text:tab/><text:tab/>标签类型:文本框 必填</text:p>
      <text:p text:style-name="P2"><text:tab/><text:tab/><text:tab/><text:tab/>字段名称_10:洽谈时间<text:tab/><text:tab/>标签类型:文本框 必填</text:p>
      <text:p text:style-name="P2"><text:tab/><text:tab/><text:tab/><text:tab/>字段名称_11:洽谈人<text:tab/><text:tab/>标签类型:文本框 必填</text:p>
      <text:p text:style-name="P2"><text:tab/><text:tab/><text:tab/><text:tab/>字段名称_12:洽谈对象<text:tab/><text:tab/>标签类型:文本框 必填</text:p>
      <text:p text:style-name="P2"><text:tab/><text:tab/><text:tab/><text:tab/>字段名称_13:洽谈地址<text:tab/><text:tab/>标签类型:文本框 必填</text:p>
      <text:p text:style-name="P2"><text:tab/><text:tab/><text:tab/><text:tab/>字段名称_14:洽谈内容<text:tab/><text:tab/>标签类型:文本域 非必填</text:p>
      <text:p text:style-name="P2"><text:tab/><text:tab/><text:tab/><text:tab/>字段名称_15:费用预算<text:tab/><text:tab/>标签类型:数字框（保留两位小数） 必填</text:p>
      <text:p text:style-name="P2"><text:tab/><text:tab/><text:tab/><text:tab/>字段名称_16:项目结果<text:tab/><text:tab/>标签类型:文本框 必填<text:tab/></text:p>
      <text:p text:style-name="P2"><text:tab/><text:tab/><text:tab/><text:tab/>字段名称_17:记录人<text:tab/><text:tab/>标签类型:文本框 必填</text:p>
      <text:p text:style-name="P2"><text:tab/><text:tab/><text:tab/><text:tab/>隐藏字段_18:id编号</text:p>
      <text:p text:style-name="P2"><text:tab/><text:tab/><text:tab/><text:tab/>按钮_19:提交</text:p>
      <text:p text:style-name="P2"><text:tab/><text:tab/><text:tab/>功能名称_3:编辑 功能类型:编辑</text:p>
      <text:p text:style-name="P2"><text:tab/><text:tab/><text:tab/><text:tab/><text:tab/> (</text:p>
      <text:p text:style-name="P2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2"><text:tab/><text:tab/><text:tab/><text:tab/><text:tab/> )</text:p>
      <text:p text:style-name="P2"><text:tab/><text:tab/><text:tab/><text:tab/>字段名称_1:合同外部项目名称<text:tab/><text:tab/>标签类型:文本框 必填</text:p>
      <text:p text:style-name="P2"><text:tab/><text:tab/><text:tab/><text:tab/>字段名称_2:合同外部项目编号<text:tab/><text:tab/>标签类型:文本框 必填</text:p>
      <text:p text:style-name="P2"><text:tab/><text:tab/><text:tab/><text:tab/>字段名称_3:内部项目名称<text:tab/><text:tab/>标签类型:文本框 必填</text:p>
      <text:p text:style-name="P2"><text:tab/><text:tab/><text:tab/><text:tab/>字段名称_4:内部项目编号<text:tab/><text:tab/>标签类型:文本框 必填</text:p>
      <text:p text:style-name="P2"><text:soft-page-break/><text:tab/><text:tab/><text:tab/><text:tab/>字段名称_5:外包项目名称<text:tab/><text:tab/>标签类型:文本框 必填</text:p>
      <text:p text:style-name="P2"><text:tab/><text:tab/><text:tab/><text:tab/>字段名称_6:外包项目编号<text:tab/><text:tab/>标签类型:文本框 必填</text:p>
      <text:p text:style-name="P2"><text:tab/><text:tab/><text:tab/><text:tab/>字段名称_7:项目外包信息<text:tab/><text:tab/>标签类型:文本框 必填</text:p>
      <text:p text:style-name="P2"><text:tab/><text:tab/><text:tab/><text:tab/>字段名称_8:洽谈轮次<text:tab/><text:tab/>标签类型:文本框 必填</text:p>
      <text:p text:style-name="P2"><text:tab/><text:tab/><text:tab/><text:tab/>字段名称_9:洽谈目的<text:tab/><text:tab/>标签类型:文本框 必填</text:p>
      <text:p text:style-name="P2"><text:tab/><text:tab/><text:tab/><text:tab/>字段名称_10:洽谈时间<text:tab/><text:tab/>标签类型:文本框 必填</text:p>
      <text:p text:style-name="P2"><text:tab/><text:tab/><text:tab/><text:tab/>字段名称_11:洽谈人<text:tab/><text:tab/>标签类型:文本框 必填</text:p>
      <text:p text:style-name="P2"><text:tab/><text:tab/><text:tab/><text:tab/>字段名称_12:洽谈对象<text:tab/><text:tab/>标签类型:文本框 必填</text:p>
      <text:p text:style-name="P2"><text:tab/><text:tab/><text:tab/><text:tab/>字段名称_13:洽谈地址<text:tab/><text:tab/>标签类型:文本框 必填</text:p>
      <text:p text:style-name="P2"><text:tab/><text:tab/><text:tab/><text:tab/>字段名称_14:洽谈内容<text:tab/><text:tab/>标签类型:文本域 非必填</text:p>
      <text:p text:style-name="P2"><text:tab/><text:tab/><text:tab/><text:tab/>字段名称_15:费用预算<text:tab/><text:tab/>标签类型:数字框（保留两位小数） 必填</text:p>
      <text:p text:style-name="P2"><text:tab/><text:tab/><text:tab/><text:tab/>字段名称_16:项目结果<text:tab/><text:tab/>标签类型:文本框 必填<text:tab/></text:p>
      <text:p text:style-name="P2"><text:tab/><text:tab/><text:tab/><text:tab/>字段名称_17:记录人<text:tab/><text:tab/>标签类型:文本框 必填</text:p>
      <text:p text:style-name="P2"><text:tab/><text:tab/><text:tab/><text:tab/>隐藏字段_18:id编号</text:p>
      <text:p text:style-name="P2"><text:tab/><text:tab/><text:tab/><text:tab/>按钮_19:提交</text:p>
      <text:p text:style-name="P2"><text:tab/><text:tab/><text:tab/>功能名称_4:删除 功能类型:编辑</text:p>
      <text:p text:style-name="P2"><text:tab/><text:tab/><text:tab/> <text:s text:c="7"/>提示:确定要删除这条数据么！</text:p>
      <text:p text:style-name="P2"><text:tab/><text:tab/><text:tab/><text:tab/>字段名称_1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5:上传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_6:查看附件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7:导入 功能类型:编辑</text:p>
      <text:p text:style-name="P2"><text:tab/><text:tab/><text:tab/><text:tab/>字段名称_1:上传附件<text:tab/> <text:s text:c="7"/>标签类型:文件上传</text:p>
      <text:p text:style-name="P2"><text:tab/><text:tab/><text:tab/><text:tab/>字段名称_2:id 标签类型:隐藏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8:导出 功能类型:编辑</text:p>
      <text:p text:style-name="P2"><text:tab/><text:tab/><text:tab/><text:tab/>字段名称_1:内部项目名称 <text:s text:c="2"/><text:tab/><text:tab/>标签类型:单选下拉框 非必填 <text:s/></text:p>
      <text:p text:style-name="P2"><text:tab/><text:tab/><text:tab/><text:tab/>字段名称_2:开始日期 <text:s/><text:tab/><text:tab/>标签类型:日期框 非必填 </text:p>
      <text:p text:style-name="P2"><text:tab/><text:tab/><text:tab/><text:tab/>字段名称_3:结束日期 <text:s/><text:tab/><text:tab/>标签类型:日期框 非必填</text:p>
      <text:p text:style-name="P2"><text:tab/><text:tab/><text:tab/><text:tab/>按钮_2:确认</text:p>
      <text:p text:style-name="P2"><text:tab/><text:tab/><text:tab/><text:tab/>按钮_3:取消</text:p>
      <text:p text:style-name="P2"><text:tab/><text:tab/><text:tab/>功能名称9:汇总发送定制 功能类型:网格</text:p>
      <text:p text:style-name="P2"><text:tab/><text:tab/><text:tab/><text:tab/>字段名称_1:汇总发送间隔<text:tab/> <text:s text:c="6"/><text:tab/>标签类型:单选下拉框（日/周/月份/季度/年度）非必填</text:p>
      <text:p text:style-name="P2"><text:tab/><text:tab/><text:tab/><text:tab/>按钮_2:确认</text:p>
      <text:p text:style-name="P2"><text:soft-page-break/><text:tab/><text:tab/><text:tab/><text:tab/>按钮_3:取消</text:p>
      <text:p text:style-name="P2"><text:tab/><text:tab/><text:tab/>功能名称10:汇总 功能类型:网格</text:p>
      <text:p text:style-name="P2"><text:tab/><text:tab/><text:tab/><text:tab/>查询字段：</text:p>
      <text:p text:style-name="P2"><text:tab/><text:tab/><text:tab/><text:tab/><text:tab/>字段名称_1:内部项目名称 <text:s text:c="2"/><text:tab/><text:tab/>标签类型:单选下拉框 非必填 <text:s/></text:p>
      <text:p text:style-name="P2"><text:tab/><text:tab/><text:tab/><text:tab/><text:tab/>字段名称_2:开始日期 <text:s/><text:tab/><text:tab/>标签类型:日期框 非必填 </text:p>
      <text:p text:style-name="P2"><text:tab/><text:tab/><text:tab/><text:tab/><text:tab/>字段名称_3:结束日期 <text:s/><text:tab/><text:tab/>标签类型:日期框 非必填</text:p>
      <text:p text:style-name="P2"><text:tab/><text:tab/><text:tab/><text:tab/><text:tab/>按钮_4:汇总</text:p>
      <text:p text:style-name="P2"><text:tab/><text:tab/><text:tab/><text:tab/>网格字段：</text:p>
      <text:p text:style-name="P2"><text:tab/><text:tab/><text:tab/><text:tab/><text:tab/>字段名称_1:合同外部项目名称</text:p>
      <text:p text:style-name="P2"><text:tab/><text:tab/><text:tab/><text:tab/><text:tab/>字段名称_2:内部项目名称</text:p>
      <text:p text:style-name="P2"><text:tab/><text:tab/><text:tab/><text:tab/><text:tab/>字段名称_3:外包项目名称</text:p>
      <text:p text:style-name="P2"><text:tab/><text:tab/><text:tab/><text:tab/><text:tab/>字段名称_4:洽谈轮次</text:p>
      <text:p text:style-name="P2"><text:tab/><text:tab/><text:tab/><text:tab/><text:tab/>字段名称_5:洽谈人</text:p>
      <text:p text:style-name="P2"><text:tab/><text:tab/><text:tab/><text:tab/><text:tab/>字段名称_6:洽谈对象</text:p>
      <text:p text:style-name="P2"><text:tab/><text:tab/><text:tab/><text:tab/><text:tab/>字段名称_7:费用预算</text:p>
      <text:p text:style-name="P2"><text:tab/><text:tab/><text:tab/><text:tab/><text:tab/>字段名称_8:项目合作</text:p>
      <text:p text:style-name="P2"><text:tab/><text:tab/><text:tab/><text:tab/><text:tab/>字段名称_9:项目跟进</text:p>
      <text:p text:style-name="P2"><text:tab/><text:tab/><text:tab/><text:tab/><text:tab/>字段名称_10:项目丢弃</text:p>
      <text:p text:style-name="P2"/>
      <text:p text:style-name="P2"/>
      <text:p text:style-name="P2"/>
      <text:p text:style-name="P2"/>
      <text:p text:style-name="P2"/>
      <text:p text:style-name="P1"><text:tab/><text:span text:style-name="T1">6-26日体验</text:span>修改如下:</text:p>
      <text:p text:style-name="P1"><text:tab/><text:tab/><text:span text:style-name="T2">1.</text:span>导航名_:项目承包洽谈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tab/><text:tab/><text:tab/><text:tab/>功能名称:删除文件或文件夹</text:p>
      <text:p text:style-name="P1"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1"><text:tab/><text:tab/><text:span text:style-name="T2">2.</text:span>导航名_:项目外包洽谈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tab/><text:tab/><text:tab/><text:tab/>功能名称:删除文件或文件夹</text:p>
      <text:p text:style-name="P1"><text:soft-page-break/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3"><text:tab/><text:tab/><text:tab/>去除原文档功能:</text:p>
      <text:p text:style-name="P3"><text:tab/><text:tab/><text:tab/><text:tab/>功能名称9:汇总发送定制 功能类型:网格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6-26T16:28:25.231912094</dc:date>
    <meta:editing-duration>PT10H44M28S</meta:editing-duration>
    <meta:editing-cycles>294</meta:editing-cycles>
    <meta:generator>LibreOffice/5.1.6.2.0$Linux_X86_64 LibreOffice_project/10$Build-2</meta:generator>
    <meta:document-statistic meta:table-count="0" meta:image-count="0" meta:object-count="0" meta:page-count="7" meta:paragraph-count="260" meta:word-count="3669" meta:character-count="5897" meta:non-whitespace-character-count="4272"/>
  </office:meta>
</office:document-meta>
</file>